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Calvary Temple 1</text:p>
          </table:table-cell>
          <table:table-cell office:value-type="string">
            <text:p>AZ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ilcona Park 1</text:p>
          </table:table-cell>
          <table:table-cell office:value-type="string">
            <text:p>AZ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angenburg 2</text:p>
          </table:table-cell>
          <table:table-cell office:value-type="string">
            <text:p>AZ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Adam Danko</text:p>
          </table:table-cell>
          <table:table-cell office:value-type="string">
            <text:p>Calvary Temple 1</text:p>
          </table:table-cell>
          <table:table-cell office:value-type="string">
            <text:p>AZ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arson Wiebe #</text:p>
          </table:table-cell>
          <table:table-cell office:value-type="string">
            <text:p>Calvary Temple 1</text:p>
          </table:table-cell>
          <table:table-cell office:value-type="string">
            <text:p>AZ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acia Beaulieu</text:p>
          </table:table-cell>
          <table:table-cell office:value-type="string">
            <text:p>Calvary Temple 1</text:p>
          </table:table-cell>
          <table:table-cell office:value-type="string">
            <text:p>AZ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lvary Temple 1</text:p>
          </table:table-cell>
          <table:table-cell office:value-type="string">
            <text:p>AZ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alvary Temple 1</text:p>
          </table:table-cell>
          <table:table-cell office:value-type="string">
            <text:p>AZ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Grace Wall</text:p>
          </table:table-cell>
          <table:table-cell office:value-type="string">
            <text:p>Kilcona Park 1</text:p>
          </table:table-cell>
          <table:table-cell office:value-type="string">
            <text:p>AZ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rooklynne Grieger</text:p>
          </table:table-cell>
          <table:table-cell office:value-type="string">
            <text:p>Kilcona Park 1</text:p>
          </table:table-cell>
          <table:table-cell office:value-type="string">
            <text:p>AZ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helle Bahamon</text:p>
          </table:table-cell>
          <table:table-cell office:value-type="string">
            <text:p>Kilcona Park 1</text:p>
          </table:table-cell>
          <table:table-cell office:value-type="string">
            <text:p>AZ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endra Grieger</text:p>
          </table:table-cell>
          <table:table-cell office:value-type="string">
            <text:p>Kilcona Park 1</text:p>
          </table:table-cell>
          <table:table-cell office:value-type="string">
            <text:p>AZ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Kilcona Park 1</text:p>
          </table:table-cell>
          <table:table-cell office:value-type="string">
            <text:p>AZ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Emma Bustin</text:p>
          </table:table-cell>
          <table:table-cell office:value-type="string">
            <text:p>Langenburg 2</text:p>
          </table:table-cell>
          <table:table-cell office:value-type="string">
            <text:p>AZ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iah Jenken</text:p>
          </table:table-cell>
          <table:table-cell office:value-type="string">
            <text:p>Langenburg 2</text:p>
          </table:table-cell>
          <table:table-cell office:value-type="string">
            <text:p>AZ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iaanna Kutcher #</text:p>
          </table:table-cell>
          <table:table-cell office:value-type="string">
            <text:p>Langenburg 2</text:p>
          </table:table-cell>
          <table:table-cell office:value-type="string">
            <text:p>AZ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ctavia Steuert</text:p>
          </table:table-cell>
          <table:table-cell office:value-type="string">
            <text:p>Langenburg 2</text:p>
          </table:table-cell>
          <table:table-cell office:value-type="string">
            <text:p>AZ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2</text:p>
          </table:table-cell>
          <table:table-cell office:value-type="string">
            <text:p>AZ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3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32:32.31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6" meta:object-count="0"/>
  </office:meta>
</office:document-meta>
</file>